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83.43pt" svg:y="70.84pt">
            <loext:p draw:notify-on-update-of-ranges="Sheet1.A6:Sheet1.A27 Sheet1.F6:Sheet1.F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</text:p>
          </table:table-cell>
          <table:table-cell table:formula="of:=PI()*(([.B1]/2)^2)" office:value-type="float" office:value="6361.72512351933" calcext:value-type="float">
            <text:p>6361.72512351933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4" calcext:value-type="float">
            <text:p>0.82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(1/2)*1.225*[.$B$2]*([.A6]^3)" office:value-type="float" office:value="249379.624841958" calcext:value-type="float">
            <text:p>249379.624841958</text:p>
          </table:table-cell>
          <table:table-cell table:formula="of:=[.C6]*1000/[.E6]" office:value-type="float" office:value="0.352875661176286" calcext:value-type="float">
            <text:p>0.352875661176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1" calcext:value-type="float">
            <text:p>0.791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(1/2)*1.225*[.$B$2]*([.A7]^3)" office:value-type="float" office:value="487069.579769449" calcext:value-type="float">
            <text:p>487069.579769449</text:p>
          </table:table-cell>
          <table:table-cell table:formula="of:=[.C7]*1000/[.E7]" office:value-type="float" office:value="0.41883133021069" calcext:value-type="float">
            <text:p>0.418831330210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1" calcext:value-type="float">
            <text:p>0.791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(1/2)*1.225*[.$B$2]*([.A8]^3)" office:value-type="float" office:value="841656.233841608" calcext:value-type="float">
            <text:p>841656.233841608</text:p>
          </table:table-cell>
          <table:table-cell table:formula="of:=[.C8]*1000/[.E8]" office:value-type="float" office:value="0.440797543085529" calcext:value-type="float">
            <text:p>0.440797543085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1" calcext:value-type="float">
            <text:p>0.791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(1/2)*1.225*[.$B$2]*([.A9]^3)" office:value-type="float" office:value="1336518.92688737" calcext:value-type="float">
            <text:p>1336518.92688737</text:p>
          </table:table-cell>
          <table:table-cell table:formula="of:=[.C9]*1000/[.E9]" office:value-type="float" office:value="0.450423849516298" calcext:value-type="float">
            <text:p>0.4504238495162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32" calcext:value-type="float">
            <text:p>0.732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(1/2)*1.225*[.$B$2]*([.A10]^3)" office:value-type="float" office:value="1995036.99873566" calcext:value-type="float">
            <text:p>1995036.99873566</text:p>
          </table:table-cell>
          <table:table-cell table:formula="of:=[.C10]*1000/[.E10]" office:value-type="float" office:value="0.441094576470357" calcext:value-type="float">
            <text:p>0.4410945764703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06" calcext:value-type="float">
            <text:p>0.606</text:p>
          </table:table-cell>
          <table:table-cell office:value-type="float" office:value="1147" calcext:value-type="float">
            <text:p>1147</text:p>
          </table:table-cell>
          <table:table-cell/>
          <table:table-cell table:formula="of:=(1/2)*1.225*[.$B$2]*([.A11]^3)" office:value-type="float" office:value="2840589.78921543" calcext:value-type="float">
            <text:p>2840589.78921543</text:p>
          </table:table-cell>
          <table:table-cell table:formula="of:=[.C11]*1000/[.E11]" office:value-type="float" office:value="0.40378938358319" calcext:value-type="float">
            <text:p>0.40378938358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" calcext:value-type="float">
            <text:p>0.51</text:p>
          </table:table-cell>
          <table:table-cell office:value-type="float" office:value="1405" calcext:value-type="float">
            <text:p>1405</text:p>
          </table:table-cell>
          <table:table-cell/>
          <table:table-cell table:formula="of:=(1/2)*1.225*[.$B$2]*([.A12]^3)" office:value-type="float" office:value="3896556.63815559" calcext:value-type="float">
            <text:p>3896556.63815559</text:p>
          </table:table-cell>
          <table:table-cell table:formula="of:=[.C12]*1000/[.E12]" office:value-type="float" office:value="0.360574766511041" calcext:value-type="float">
            <text:p>0.3605747665110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33" calcext:value-type="float">
            <text:p>0.433</text:p>
          </table:table-cell>
          <table:table-cell office:value-type="float" office:value="1623" calcext:value-type="float">
            <text:p>1623</text:p>
          </table:table-cell>
          <table:table-cell/>
          <table:table-cell table:formula="of:=(1/2)*1.225*[.$B$2]*([.A13]^3)" office:value-type="float" office:value="5186316.88538509" calcext:value-type="float">
            <text:p>5186316.88538509</text:p>
          </table:table-cell>
          <table:table-cell table:formula="of:=[.C13]*1000/[.E13]" office:value-type="float" office:value="0.312938841931077" calcext:value-type="float">
            <text:p>0.312938841931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9" calcext:value-type="float">
            <text:p>0.319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(1/2)*1.225*[.$B$2]*([.A14]^3)" office:value-type="float" office:value="6733249.87073286" calcext:value-type="float">
            <text:p>6733249.87073286</text:p>
          </table:table-cell>
          <table:table-cell table:formula="of:=[.C14]*1000/[.E14]" office:value-type="float" office:value="0.256785361184259" calcext:value-type="float">
            <text:p>0.256785361184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7" calcext:value-type="float">
            <text:p>0.247</text:p>
          </table:table-cell>
          <table:table-cell office:value-type="float" office:value="1761" calcext:value-type="float">
            <text:p>1761</text:p>
          </table:table-cell>
          <table:table-cell/>
          <table:table-cell table:formula="of:=(1/2)*1.225*[.$B$2]*([.A15]^3)" office:value-type="float" office:value="8560734.93402783" calcext:value-type="float">
            <text:p>8560734.93402783</text:p>
          </table:table-cell>
          <table:table-cell table:formula="of:=[.C15]*1000/[.E15]" office:value-type="float" office:value="0.205706637756094" calcext:value-type="float">
            <text:p>0.205706637756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6" calcext:value-type="float">
            <text:p>0.196</text:p>
          </table:table-cell>
          <table:table-cell office:value-type="float" office:value="1774" calcext:value-type="float">
            <text:p>1774</text:p>
          </table:table-cell>
          <table:table-cell/>
          <table:table-cell table:formula="of:=(1/2)*1.225*[.$B$2]*([.A16]^3)" office:value-type="float" office:value="10692151.4150989" calcext:value-type="float">
            <text:p>10692151.4150989</text:p>
          </table:table-cell>
          <table:table-cell table:formula="of:=[.C16]*1000/[.E16]" office:value-type="float" office:value="0.165916094070165" calcext:value-type="float">
            <text:p>0.1659160940701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9" calcext:value-type="float">
            <text:p>0.159</text:p>
          </table:table-cell>
          <table:table-cell office:value-type="float" office:value="1786" calcext:value-type="float">
            <text:p>1786</text:p>
          </table:table-cell>
          <table:table-cell/>
          <table:table-cell table:formula="of:=(1/2)*1.225*[.$B$2]*([.A17]^3)" office:value-type="float" office:value="13150878.6537751" calcext:value-type="float">
            <text:p>13150878.6537751</text:p>
          </table:table-cell>
          <table:table-cell table:formula="of:=[.C17]*1000/[.E17]" office:value-type="float" office:value="0.135808416077758" calcext:value-type="float">
            <text:p>0.1358084160777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4" calcext:value-type="float">
            <text:p>0.134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(1/2)*1.225*[.$B$2]*([.A18]^3)" office:value-type="float" office:value="15960295.9898853" calcext:value-type="float">
            <text:p>15960295.9898853</text:p>
          </table:table-cell>
          <table:table-cell table:formula="of:=[.C18]*1000/[.E18]" office:value-type="float" office:value="0.112466585904019" calcext:value-type="float">
            <text:p>0.112466585904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5" calcext:value-type="float">
            <text:p>0.115</text:p>
          </table:table-cell>
          <table:table-cell office:value-type="float" office:value="1799" calcext:value-type="float">
            <text:p>1799</text:p>
          </table:table-cell>
          <table:table-cell/>
          <table:table-cell table:formula="of:=(1/2)*1.225*[.$B$2]*([.A19]^3)" office:value-type="float" office:value="19143782.7632584" calcext:value-type="float">
            <text:p>19143782.7632584</text:p>
          </table:table-cell>
          <table:table-cell table:formula="of:=[.C19]*1000/[.E19]" office:value-type="float" office:value="0.093973068031921" calcext:value-type="float">
            <text:p>0.0939730680319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1/2)*1.225*[.$B$2]*([.A20]^3)" office:value-type="float" office:value="22724718.3137234" calcext:value-type="float">
            <text:p>22724718.3137234</text:p>
          </table:table-cell>
          <table:table-cell table:formula="of:=[.C20]*1000/[.E20]" office:value-type="float" office:value="0.0792089026209396" calcext:value-type="float">
            <text:p>0.07920890262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6" calcext:value-type="float">
            <text:p>0.086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1/2)*1.225*[.$B$2]*([.A21]^3)" office:value-type="float" office:value="26726481.9811092" calcext:value-type="float">
            <text:p>26726481.9811092</text:p>
          </table:table-cell>
          <table:table-cell table:formula="of:=[.C21]*1000/[.E21]" office:value-type="float" office:value="0.0673489313435369" calcext:value-type="float">
            <text:p>0.0673489313435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4" calcext:value-type="float">
            <text:p>0.074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1/2)*1.225*[.$B$2]*([.A22]^3)" office:value-type="float" office:value="31172453.1052447" calcext:value-type="float">
            <text:p>31172453.1052447</text:p>
          </table:table-cell>
          <table:table-cell table:formula="of:=[.C22]*1000/[.E22]" office:value-type="float" office:value="0.057743290010665" calcext:value-type="float">
            <text:p>0.0577432900106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4" calcext:value-type="float">
            <text:p>0.064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1/2)*1.225*[.$B$2]*([.A23]^3)" office:value-type="float" office:value="36086011.0259589" calcext:value-type="float">
            <text:p>36086011.0259589</text:p>
          </table:table-cell>
          <table:table-cell table:formula="of:=[.C23]*1000/[.E23]" office:value-type="float" office:value="0.0498808249741194" calcext:value-type="float">
            <text:p>0.0498808249741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7" calcext:value-type="float">
            <text:p>0.057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1/2)*1.225*[.$B$2]*([.A24]^3)" office:value-type="float" office:value="41490535.0830807" calcext:value-type="float">
            <text:p>41490535.0830807</text:p>
          </table:table-cell>
          <table:table-cell table:formula="of:=[.C24]*1000/[.E24]" office:value-type="float" office:value="0.0433833884377648" calcext:value-type="float">
            <text:p>0.043383388437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" calcext:value-type="float">
            <text:p>0.0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1/2)*1.225*[.$B$2]*([.A25]^3)" office:value-type="float" office:value="47409404.6164391" calcext:value-type="float">
            <text:p>47409404.6164391</text:p>
          </table:table-cell>
          <table:table-cell table:formula="of:=[.C25]*1000/[.E25]" office:value-type="float" office:value="0.0379671504960401" calcext:value-type="float">
            <text:p>0.037967150496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5" calcext:value-type="float">
            <text:p>0.04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1/2)*1.225*[.$B$2]*([.A26]^3)" office:value-type="float" office:value="53865998.9658629" calcext:value-type="float">
            <text:p>53865998.9658629</text:p>
          </table:table-cell>
          <table:table-cell table:formula="of:=[.C26]*1000/[.E26]" office:value-type="float" office:value="0.0334162557932089" calcext:value-type="float">
            <text:p>0.0334162557932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1/2)*1.225*[.$B$2]*([.A27]^3)" office:value-type="float" office:value="60883697.4711811" calcext:value-type="float">
            <text:p>60883697.4711811</text:p>
          </table:table-cell>
          <table:table-cell table:formula="of:=[.C27]*1000/[.E27]" office:value-type="float" office:value="0.0295645644854605" calcext:value-type="float">
            <text:p>0.029564564485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5:58:03.291624885</meta:creation-date>
    <dc:date>2018-01-31T16:55:52.010323808</dc:date>
    <meta:editing-duration>PT27M28S</meta:editing-duration>
    <meta:editing-cycles>1</meta:editing-cycles>
    <meta:document-statistic meta:table-count="1" meta:cell-count="119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2cm" svg:y="4.197cm" style:legend-expansion="high" chart:style-name="ch2"/>
        <chart:plot-area chart:style-name="ch3" table:cell-range-address="Sheet1.A6:Sheet1.A27 Sheet1.F6:Sheet1.F27" svg:x="0.32cm" svg:y="0.18cm" svg:width="13.092cm" svg:height="8.64cm">
          <chartooo:coordinate-region svg:x="1.247cm" svg:y="0.383cm" svg:width="11.975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:Sheet1.F27" chart:class="chart:scatter">
            <chart:domain table:cell-range-address="Sheet1.A6:Sheet1.A27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6:Sheet1.A27</svg:desc>
                </draw:g>
              </table:table-cell>
              <table:table-cell office:value-type="float" office:value="0.352875661176286">
                <text:p>0.352875661176286</text:p>
                <draw:g>
                  <svg:desc>Sheet1.F6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41883133021069">
                <text:p>0.41883133021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440797543085529">
                <text:p>0.440797543085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50423849516298">
                <text:p>0.450423849516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41094576470357">
                <text:p>0.441094576470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40378938358319">
                <text:p>0.40378938358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60574766511041">
                <text:p>0.360574766511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12938841931077">
                <text:p>0.312938841931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256785361184259">
                <text:p>0.256785361184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05706637756094">
                <text:p>0.205706637756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165916094070165">
                <text:p>0.165916094070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135808416077758">
                <text:p>0.135808416077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112466585904019">
                <text:p>0.112466585904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93973068031921">
                <text:p>0.093973068031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0792089026209396">
                <text:p>0.0792089026209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673489313435369">
                <text:p>0.0673489313435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57743290010665">
                <text:p>0.057743290010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498808249741194">
                <text:p>0.0498808249741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0433833884377648">
                <text:p>0.0433833884377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379671504960401">
                <text:p>0.0379671504960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0334162557932089">
                <text:p>0.0334162557932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0295645644854605">
                <text:p>0.0295645644854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